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2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44cm"/>
    </style:style>
    <style:style style:name="P1" style:family="paragraph">
      <style:text-properties style:font-name="Arial1" fo:font-size="20pt" style:font-size-asian="20pt" style:font-size-complex="20pt"/>
    </style:style>
    <style:style style:name="T1" style:family="text">
      <style:text-properties style:font-name="Arial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733cm" svg:height="0.954cm" svg:x="1.113cm" svg:y="1.846cm">
          <draw:text-box>
            <text:p>Primary</text:p>
          </draw:text-box>
        </draw:frame>
        <draw:frame draw:style-name="gr3" draw:layer="layout" svg:width="3.224cm" svg:height="0.954cm" svg:x="1.114cm" svg:y="3.942cm">
          <draw:text-box>
            <text:p>Backup 1</text:p>
          </draw:text-box>
        </draw:frame>
        <draw:frame draw:style-name="gr3" draw:layer="layout" svg:width="3.224cm" svg:height="0.954cm" svg:x="1.114cm" svg:y="6.203cm">
          <draw:text-box>
            <text:p>Backup 2</text:p>
          </draw:text-box>
        </draw:frame>
        <draw:frame draw:style-name="gr3" draw:layer="layout" svg:width="3.224cm" svg:height="0.954cm" svg:x="1.114cm" svg:y="8.432cm">
          <draw:text-box>
            <text:p>Backup 3</text:p>
          </draw:text-box>
        </draw:frame>
        <draw:line draw:style-name="gr1" draw:layer="layout" svg:x1="3.71cm" svg:y1="0.537cm" svg:x2="5.489cm" svg:y2="2.612cm">
          <text:p/>
        </draw:line>
        <draw:frame draw:style-name="gr4" draw:text-style-name="P1" draw:layer="layout" svg:width="3.445cm" svg:height="1.038cm" svg:x="4.555cm" svg:y="0.914cm">
          <draw:text-box>
            <text:p><text:span text:style-name="T1">Request</text:span></text:p>
          </draw:text-box>
        </draw:fram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frame draw:style-name="gr5" draw:text-style-name="P1" draw:layer="layout" svg:width="5.044cm" svg:height="1.038cm" svg:x="6.956cm" svg:y="9.826cm">
          <draw:text-box>
            <text:p><text:span text:style-name="T1">Pre-prep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4M2S</meta:editing-duration>
    <meta:editing-cycles>6</meta:editing-cycles>
    <meta:generator>LibreOffice/4.3.2.2$MacOSX_X86_64 LibreOffice_project/edfb5295ba211bd31ad47d0bad0118690f76407d</meta:generator>
    <meta:initial-creator>Alberto Montresor</meta:initial-creator>
    <dc:date>2014-12-02T09:06:45.887261000</dc:date>
    <meta:document-statistic meta:object-count="14"/>
  </office:meta>
</office:document-meta>
</file>